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6.25mm"/>
    </style:style>
    <style:style style:name="co3" style:family="table-column">
      <style:table-column-properties fo:break-before="auto" style:column-width="7.39mm"/>
    </style:style>
    <style:style style:name="co4" style:family="table-column">
      <style:table-column-properties fo:break-before="auto" style:column-width="41.47mm"/>
    </style:style>
    <style:style style:name="co5" style:family="table-column">
      <style:table-column-properties fo:break-before="auto" style:column-width="7.71mm"/>
    </style:style>
    <style:style style:name="co6" style:family="table-column">
      <style:table-column-properties fo:break-before="auto" style:column-width="33.4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0.27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12.54mm" fo:break-before="auto" style:use-optimal-row-height="true"/>
    </style:style>
    <style:style style:name="ro5" style:family="table-row">
      <style:table-row-properties style:row-height="20.5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</style:style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7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iegel</text:p>
          </table:table-cell>
          <table:table-cell/>
          <table:table-cell office:value-type="string" calcext:value-type="string">
            <text:p>Posaune</text:p>
          </table:table-cell>
          <table:table-cell/>
          <table:table-cell office:value-type="string" calcext:value-type="string">
            <text:p>Schale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eisses Pferd</text:p>
            <text:p>Bogen</text:p>
            <text:p>Krone / siegen</text:p>
          </table:table-cell>
          <table:table-cell/>
          <table:table-cell office:value-type="string" calcext:value-type="string">
            <text:p>Hagel, Feuer mit Blut, 1/3 der Erde verbrennt</text:p>
          </table:table-cell>
          <table:table-cell/>
          <table:table-cell office:value-type="string" calcext:value-type="string">
            <text:p>Geschwür bei Menschen mit Malzeichen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euerrotes Pferd</text:p>
            <text:p>Frieden nehmen</text:p>
            <text:p/>
          </table:table-cell>
          <table:table-cell/>
          <table:table-cell office:value-type="string" calcext:value-type="string">
            <text:p>Grosser Feuerberg ins Meer, 1/3 des Meeres zu Blut, 1/3 im Meer Tod</text:p>
          </table:table-cell>
          <table:table-cell/>
          <table:table-cell office:value-type="string" calcext:value-type="string">
            <text:p>Meer wird zu Blut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chwarzes Pferd</text:p>
            <text:p>Waage</text:p>
            <text:p>Preis von Gerste</text:p>
          </table:table-cell>
          <table:table-cell/>
          <table:table-cell office:value-type="string" calcext:value-type="string">
            <text:p>Grosser brennender Stern fällt vom Himmel, Wasser bitter</text:p>
          </table:table-cell>
          <table:table-cell/>
          <table:table-cell office:value-type="string" calcext:value-type="string">
            <text:p>Wasserquellen zu Blut</text:p>
          </table:table-cell>
          <table:table-cell table:number-columns-repeated="1017"/>
        </table:table-row>
        <table:table-row table:style-name="ro4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ahles Pferd</text:p>
            <text:p>Tod</text:p>
            <text:p>Gewalt über ¼ der Erde</text:p>
          </table:table-cell>
          <table:table-cell/>
          <table:table-cell office:value-type="string" calcext:value-type="string">
            <text:p>1/3 der Sterne, Sonne und Mond verfinstert</text:p>
            <text:p>- Wehe, Wehe, Wehe</text:p>
          </table:table-cell>
          <table:table-cell/>
          <table:table-cell office:value-type="string" calcext:value-type="string">
            <text:p>Schale auf Sonne</text:p>
            <text:p>Menchen werden versengt</text:p>
          </table:table-cell>
          <table:table-cell table:number-columns-repeated="1017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eelen unter Altar</text:p>
            <text:p>Weisses Gewand</text:p>
          </table:table-cell>
          <table:table-cell/>
          <table:table-cell office:value-type="string" calcext:value-type="string">
            <text:p>1. Wehe</text:p>
            <text:p>Stern, der gefallen war</text:p>
            <text:p>Rauch</text:p>
            <text:p>Nicht versiegelte werden beschädigt</text:p>
          </table:table-cell>
          <table:table-cell table:number-columns-repeated="101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rdbeben</text:p>
            <text:p>Sonne wird schwarz</text:p>
            <text:p>Mond wie Blut</text:p>
            <text:p>Sterne fallen wie Feigenbaum</text:p>
            <text:p>Himmel entweicht</text:p>
          </table:table-cell>
          <table:table-cell/>
          <table:table-cell office:value-type="string" calcext:value-type="string">
            <text:p>Vier Engel werden gelöst</text:p>
            <text:p>1/3 der Menchen</text:p>
            <text:p>Feuer und Rauch</text:p>
          </table:table-cell>
          <table:table-cell table:number-columns-repeated="1019"/>
        </table:table-row>
        <table:table-row table:style-name="ro6">
          <table:table-cell table:number-columns-repeated="4"/>
          <table:table-cell office:value-type="string" calcext:value-type="string">
            <text:p>Zwei Zeugen: 1260 Tage</text:p>
          </table:table-cell>
          <table:table-cell/>
          <table:table-cell office:value-type="string" calcext:value-type="string">
            <text:p>Siehe, ich komme wie ein Dieb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Erdebeben</text:p>
          </table:table-cell>
          <table:table-cell table:number-columns-repeated="1019"/>
        </table:table-row>
        <table:table-row table:style-name="ro4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chweigen im Himmel, ½ Stunde</text:p>
          </table:table-cell>
          <table:table-cell/>
          <table:table-cell office:value-type="string" calcext:value-type="string">
            <text:p>Laute Stimme im Himmel</text:p>
          </table:table-cell>
          <table:table-cell/>
          <table:table-cell office:value-type="string" calcext:value-type="string">
            <text:p>Inseln entfliehen</text:p>
            <text:p>Berge werden nicht gefunden</text:p>
          </table:table-cell>
          <table:table-cell table:number-columns-repeated="1017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5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5T20:20:16.358000000</meta:creation-date>
    <meta:generator>LibreOffice/4.4.6.3$Windows_x86 LibreOffice_project/e8938fd3328e95dcf59dd64e7facd2c7d67c704d</meta:generator>
    <dc:date>2018-03-25T21:58:07.514000000</dc:date>
    <meta:editing-duration>PT1H22M45S</meta:editing-duration>
    <meta:editing-cycles>10</meta:editing-cycles>
    <meta:document-statistic meta:table-count="1" meta:cell-count="32" meta:object-count="0"/>
  </office:meta>
</office:document-meta>
</file>